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${Title}</text:p>
      <text:p text:style-name="P1"><draw:frame draw:style-name="fr1" draw:name="ddsasdasd" text:anchor-type="paragraph" svg:x="0.496cm" svg:y="0.557cm" svg:width="16.007cm" svg:height="6.907cm" draw:z-index="0"><draw:object xlink:href="./Object 1" xlink:type="simple" xlink:show="embed" xlink:actuate="onLoad"/><draw:image xlink:href="./ObjectReplacements/Object 1" xlink:type="simple" xlink:show="embed" xlink:actuate="onLoad"/></draw:frame>${<text:span text:style-name="T1">Caption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5T13:52:28.50</meta:creation-date>
    <dc:date>2014-12-05T13:16:00.26</dc:date>
    <meta:editing-duration>PT14M2S</meta:editing-duration>
    <meta:editing-cycles>15</meta:editing-cycles>
    <meta:generator>OpenOffice/4.1.1$Win32 OpenOffice.org_project/411m6$Build-9775</meta:generator>
    <dc:creator>Name Surname</dc:creator>
    <meta:document-statistic meta:table-count="0" meta:image-count="0" meta:object-count="1" meta:page-count="1" meta:paragraph-count="2" meta:word-count="2" meta:character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ccccff" draw:fill-color="#cccc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6.907cm" xlink:href="." xlink:type="simple" chart:class="chart:scatter" chart:style-name="ch1">
        <chart:title svg:x="7.854cm" svg:y="0.274cm" chart:style-name="ch2">
          <text:p> </text:p>
        </chart:title>
        <chart:legend svg:x="1.32cm" svg:y="5.797cm" style:legend-expansion="custom" chartooo:width="2.06cm" chartooo:height="0.586cm" style:legend-expansion-aspect-ratio="3.51535836177474" chart:style-name="ch3"/>
        <chart:plot-area chart:style-name="ch4" chart:data-source-has-labels="both" svg:x="0.768cm" svg:y="0.438cm" svg:width="14.997cm" svg:height="5.164cm">
          <chartooo:coordinate-region svg:x="1.389cm" svg:y="0.65cm" svg:width="14.189cm" svg:height="4.279cm"/>
          <chart:axis chart:dimension="x" chart:name="primary-x" chart:style-name="ch5" chartooo:axis-type="auto"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ayer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1">
                <text:p>1</text:p>
              </table:table-cell>
              <table:table-cell office:value-type="float" office:value="62.5454545454546">
                <text:p>62.5454545454546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">
                <text:p>2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">
                <text:p>3</text:p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">
                <text:p>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0.5454545454545">
                <text:p>10.545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.7272727272727">
                <text:p>12.7272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